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Excerpt.createTermPositionVector( String text )</text:p>
          </table:table-cell>
          <table:table-cell office:value-type="float" office:value="9">
            <text:p text:style-name="Table_20_Contents">9</text:p>
          </table:table-cell>
          <table:table-cell office:value-type="float" office:value="4">
            <text:p text:style-name="Table_20_Contents">4</text:p>
          </table:table-cell>
          <table:table-cell office:value-type="float" office:value="64">
            <text:p text:style-name="Table_20_Contents">64</text:p>
          </table:table-cell>
        </table:table-row>
        <table:table-row>
          <table:table-cell office:value-type="string">
            <text:p text:style-name="Table_20_Contents">AbstractExcerpt.checkRewritten( IndexReader read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AbstractExcerpt.getFie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Excerpt.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Excerpt.getTermFrequenci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Excerpt.getTermPositions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Excerpt.init( Query query , SearchIndex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Excerpt.indexesOf( String [ ] terms , int start , int le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Excerpt.getExcerpt( NodeId id , int maxFragments , int maxFragmentSize )</text:p>
          </table:table-cell>
          <table:table-cell office:value-type="float" office:value="9">
            <text:p text:style-name="Table_20_Contents">9</text:p>
          </table:table-cell>
          <table:table-cell office:value-type="float" office:value="9">
            <text:p text:style-name="Table_20_Contents">9</text:p>
          </table:table-cell>
          <table:table-cell office:value-type="float" office:value="58">
            <text:p text:style-name="Table_20_Contents">58</text:p>
          </table:table-cell>
        </table:table-row>
        <table:table-row>
          <table:table-cell office:value-type="string">
            <text:p text:style-name="Table_20_Contents">AbstractExcerpt.getQueryTerm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AbstractExcerpt.getTerm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Excerpt.highlight( String 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Excerpt.indexOf( String ter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Excerpt.getOffsets( int inde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